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9b0b1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16f6f3"/>
    </style:style>
    <style:style style:name="T7" style:family="text">
      <style:text-properties officeooo:rsid="00250d54"/>
    </style:style>
    <style:style style:name="T8" style:family="text">
      <style:text-properties officeooo:rsid="0029ecfd"/>
    </style:style>
    <style:style style:name="T9" style:family="text">
      <style:text-properties officeooo:rsid="002b6d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9">implement the mini blocks vanillatweak as its a cool concept, it’d allow for putting a block into a grindstone to get a mini version – aka a mob head with the block as texture</text:span>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7: To add the mini blocks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6:07.163710683</dc:date>
    <meta:editing-duration>PT5M4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72" meta:character-count="432" meta:non-whitespace-character-count="367"/>
  </office:meta>
</office:document-meta>
</file>